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2d76" officeooo:paragraph-rsid="001e2d76"/>
    </style:style>
    <style:style style:name="P2" style:family="paragraph" style:parent-style-name="Standard">
      <style:text-properties style:text-underline-style="solid" style:text-underline-width="auto" style:text-underline-color="font-color" officeooo:rsid="00242ece" officeooo:paragraph-rsid="00242ece"/>
    </style:style>
    <style:style style:name="P3" style:family="paragraph" style:parent-style-name="Standard">
      <style:text-properties style:text-underline-style="none" officeooo:rsid="001e2d76" officeooo:paragraph-rsid="001e2d76"/>
    </style:style>
    <style:style style:name="P4" style:family="paragraph" style:parent-style-name="Standard">
      <style:text-properties style:text-underline-style="none" officeooo:rsid="001e5cc7" officeooo:paragraph-rsid="001e5cc7"/>
    </style:style>
    <style:style style:name="P5" style:family="paragraph" style:parent-style-name="Standard">
      <style:text-properties style:text-underline-style="none" officeooo:rsid="001e5cc7" officeooo:paragraph-rsid="00296cc4"/>
    </style:style>
    <style:style style:name="P6" style:family="paragraph" style:parent-style-name="Standard" style:list-style-name="L1">
      <style:text-properties style:text-underline-style="none" officeooo:rsid="0025fe5b" officeooo:paragraph-rsid="0025fe5b"/>
    </style:style>
    <style:style style:name="P7" style:family="paragraph" style:parent-style-name="Standard" style:list-style-name="L2">
      <style:text-properties style:text-underline-style="none" officeooo:rsid="00209aec" officeooo:paragraph-rsid="00209aec"/>
    </style:style>
    <style:style style:name="P8" style:family="paragraph" style:parent-style-name="Standard" style:list-style-name="L2">
      <style:text-properties style:text-underline-style="none" officeooo:rsid="002c8d8c" officeooo:paragraph-rsid="002c8d8c"/>
    </style:style>
    <style:style style:name="P9" style:family="paragraph" style:parent-style-name="Standard">
      <style:text-properties style:text-underline-style="none" officeooo:rsid="00220c37" officeooo:paragraph-rsid="002cfe60"/>
    </style:style>
    <style:style style:name="P10" style:family="paragraph" style:parent-style-name="Standard">
      <style:text-properties style:text-underline-style="none" officeooo:rsid="002cfe60" officeooo:paragraph-rsid="006edd4f"/>
    </style:style>
    <style:style style:name="P11" style:family="paragraph" style:parent-style-name="Standard" style:list-style-name="L3">
      <style:text-properties style:text-underline-style="none" officeooo:rsid="00242ece" officeooo:paragraph-rsid="00242ece"/>
    </style:style>
    <style:style style:name="P12" style:family="paragraph" style:parent-style-name="Standard" style:list-style-name="L3">
      <style:text-properties style:text-underline-style="none" officeooo:rsid="0028fc48" officeooo:paragraph-rsid="0028fc48"/>
    </style:style>
    <style:style style:name="P13" style:family="paragraph" style:parent-style-name="Standard">
      <style:text-properties style:text-underline-style="none" officeooo:rsid="001e5cc7" officeooo:paragraph-rsid="001e5cc7"/>
    </style:style>
    <style:style style:name="P14" style:family="paragraph" style:parent-style-name="Standard" style:list-style-name="L7">
      <style:text-properties style:text-underline-style="none" officeooo:rsid="001e5cc7" officeooo:paragraph-rsid="003b1b96"/>
    </style:style>
    <style:style style:name="P15" style:family="paragraph" style:parent-style-name="Standard">
      <style:text-properties style:text-underline-style="none" officeooo:rsid="001e5cc7" officeooo:paragraph-rsid="0041abac"/>
    </style:style>
    <style:style style:name="P16" style:family="paragraph" style:parent-style-name="Standard">
      <style:text-properties style:text-underline-style="none" officeooo:rsid="001e5cc7" officeooo:paragraph-rsid="004d185b"/>
    </style:style>
    <style:style style:name="P17" style:family="paragraph" style:parent-style-name="Standard" style:list-style-name="L5">
      <style:text-properties style:text-underline-style="none" fo:font-weight="normal" officeooo:rsid="0032fa8f" officeooo:paragraph-rsid="0032fa8f" style:font-weight-asian="normal" style:font-weight-complex="normal"/>
    </style:style>
    <style:style style:name="P18" style:family="paragraph" style:parent-style-name="Standard" style:list-style-name="L7">
      <style:text-properties style:text-underline-style="none" officeooo:rsid="0038fd6a" officeooo:paragraph-rsid="0038fd6a"/>
    </style:style>
    <style:style style:name="P19" style:family="paragraph" style:parent-style-name="Standard">
      <style:text-properties style:text-underline-style="none" officeooo:rsid="004b815d" officeooo:paragraph-rsid="004b815d"/>
    </style:style>
    <style:style style:name="P20" style:family="paragraph" style:parent-style-name="Standard" style:list-style-name="L3">
      <style:text-properties style:text-underline-style="none" officeooo:rsid="0050e688" officeooo:paragraph-rsid="0050e688"/>
    </style:style>
    <style:style style:name="P21" style:family="paragraph" style:parent-style-name="Standard">
      <style:text-properties style:text-underline-style="none" officeooo:rsid="0057d9b3" officeooo:paragraph-rsid="00848f05"/>
    </style:style>
    <style:style style:name="P22" style:family="paragraph" style:parent-style-name="Standard" style:list-style-name="L2">
      <style:text-properties style:text-underline-style="none" officeooo:rsid="00584c87" officeooo:paragraph-rsid="00584c87"/>
    </style:style>
    <style:style style:name="P23" style:family="paragraph" style:parent-style-name="Standard">
      <style:text-properties style:text-underline-style="none" officeooo:rsid="0058f588" officeooo:paragraph-rsid="00848f05"/>
    </style:style>
    <style:style style:name="P24" style:family="paragraph" style:parent-style-name="Standard">
      <style:text-properties style:text-underline-style="none" officeooo:rsid="005cc21e" officeooo:paragraph-rsid="00848f05"/>
    </style:style>
    <style:style style:name="P25" style:family="paragraph" style:parent-style-name="Standard">
      <style:text-properties style:text-underline-style="none" officeooo:rsid="0061312d" officeooo:paragraph-rsid="00848f05"/>
    </style:style>
    <style:style style:name="P26" style:family="paragraph" style:parent-style-name="Standard" style:list-style-name="L8">
      <style:text-properties style:text-underline-style="none" officeooo:rsid="006c789e" officeooo:paragraph-rsid="006c789e"/>
    </style:style>
    <style:style style:name="P27" style:family="paragraph" style:parent-style-name="Standard">
      <style:text-properties style:text-underline-style="none" officeooo:rsid="006c789e" officeooo:paragraph-rsid="006c789e"/>
    </style:style>
    <style:style style:name="P28" style:family="paragraph" style:parent-style-name="Standard" style:list-style-name="L2">
      <style:text-properties style:text-underline-style="none" officeooo:rsid="0075ef11" officeooo:paragraph-rsid="0075ef11"/>
    </style:style>
    <style:style style:name="P29" style:family="paragraph" style:parent-style-name="Standard">
      <style:text-properties style:text-underline-style="none" officeooo:rsid="0075ef11" officeooo:paragraph-rsid="007860a8"/>
    </style:style>
    <style:style style:name="P30" style:family="paragraph" style:parent-style-name="Standard" style:list-style-name="L2">
      <style:text-properties fo:font-style="normal" style:text-underline-style="none" officeooo:rsid="002cfe60" officeooo:paragraph-rsid="002cfe60" style:font-style-asian="normal" style:font-style-complex="normal"/>
    </style:style>
    <style:style style:name="P31" style:family="paragraph" style:parent-style-name="Standard" style:list-style-name="L2">
      <style:text-properties fo:font-style="normal" style:text-underline-style="none" officeooo:rsid="002cfe60" officeooo:paragraph-rsid="0075ef11" style:font-style-asian="normal" style:font-style-complex="normal"/>
    </style:style>
    <style:style style:name="P32" style:family="paragraph" style:parent-style-name="Standard" style:list-style-name="L2">
      <style:text-properties fo:font-style="normal" style:text-underline-style="none" officeooo:rsid="002cfe60" officeooo:paragraph-rsid="0094671f" style:font-style-asian="normal" style:font-style-complex="normal"/>
    </style:style>
    <style:style style:name="P33" style:family="paragraph" style:parent-style-name="Standard">
      <style:text-properties fo:font-style="normal" style:text-underline-style="none" officeooo:rsid="002cfe60" officeooo:paragraph-rsid="00848f05" style:font-style-asian="normal" style:font-style-complex="normal"/>
    </style:style>
    <style:style style:name="P34" style:family="paragraph" style:parent-style-name="Standard" style:list-style-name="L2">
      <style:text-properties fo:font-style="normal" style:text-underline-style="none" officeooo:rsid="002c8d8c" officeooo:paragraph-rsid="002c8d8c" style:font-style-asian="normal" style:font-style-complex="normal"/>
    </style:style>
    <style:style style:name="P35" style:family="paragraph" style:parent-style-name="Standard" style:list-style-name="L2">
      <style:text-properties fo:font-style="normal" style:text-underline-style="none" officeooo:rsid="002c8d8c" officeooo:paragraph-rsid="0074c939" style:font-style-asian="normal" style:font-style-complex="normal"/>
    </style:style>
    <style:style style:name="P36" style:family="paragraph" style:parent-style-name="Standard">
      <style:text-properties fo:font-style="normal" style:text-underline-style="none" officeooo:rsid="002c8d8c" officeooo:paragraph-rsid="002c8d8c" style:font-style-asian="normal" style:font-style-complex="normal"/>
    </style:style>
    <style:style style:name="P37" style:family="paragraph" style:parent-style-name="Standard">
      <style:text-properties fo:font-style="normal" style:text-underline-style="none" officeooo:rsid="002c8d8c" officeooo:paragraph-rsid="0074c939" style:font-style-asian="normal" style:font-style-complex="normal"/>
    </style:style>
    <style:style style:name="P38" style:family="paragraph" style:parent-style-name="Standard">
      <style:text-properties fo:font-style="normal" style:text-underline-style="none" officeooo:rsid="00220c37" officeooo:paragraph-rsid="0022e289" style:font-style-asian="normal" style:font-style-complex="normal"/>
    </style:style>
    <style:style style:name="P39" style:family="paragraph" style:parent-style-name="Standard">
      <style:text-properties fo:font-style="normal" style:text-underline-style="none" officeooo:rsid="0054b614" officeooo:paragraph-rsid="006edd4f" style:font-style-asian="normal" style:font-style-complex="normal"/>
    </style:style>
    <style:style style:name="P40" style:family="paragraph" style:parent-style-name="Standard">
      <style:text-properties fo:font-style="normal" style:text-underline-style="none" officeooo:rsid="0054b614" officeooo:paragraph-rsid="00846f45" style:font-style-asian="normal" style:font-style-complex="normal"/>
    </style:style>
    <style:style style:name="P41" style:family="paragraph" style:parent-style-name="Standard" style:list-style-name="L2">
      <style:text-properties fo:font-style="normal" style:text-underline-style="none" officeooo:rsid="0074c939" officeooo:paragraph-rsid="0074c939" style:font-style-asian="normal" style:font-style-complex="normal"/>
    </style:style>
    <style:style style:name="P42" style:family="paragraph" style:parent-style-name="Standard">
      <style:text-properties fo:font-style="normal" style:text-underline-style="none" officeooo:rsid="0088117a" officeooo:paragraph-rsid="0088117a" style:font-style-asian="normal" style:font-style-complex="normal"/>
    </style:style>
    <style:style style:name="P43" style:family="paragraph" style:parent-style-name="Standard">
      <style:text-properties fo:font-style="normal" style:text-underline-style="none" officeooo:rsid="0088dc22" officeooo:paragraph-rsid="0088dc22" style:font-style-asian="normal" style:font-style-complex="normal"/>
    </style:style>
    <style:style style:name="P44" style:family="paragraph" style:parent-style-name="Standard">
      <style:text-properties fo:font-style="normal" style:text-underline-style="none" officeooo:rsid="008af05b" officeooo:paragraph-rsid="008af05b" style:font-style-asian="normal" style:font-style-complex="normal"/>
    </style:style>
    <style:style style:name="P45" style:family="paragraph" style:parent-style-name="Standard">
      <style:text-properties fo:font-style="normal" style:text-underline-style="none" officeooo:rsid="008af05b" officeooo:paragraph-rsid="00941fc4" style:font-style-asian="normal" style:font-style-complex="normal"/>
    </style:style>
    <style:style style:name="P46" style:family="paragraph" style:parent-style-name="Standard">
      <style:text-properties fo:font-style="normal" style:text-underline-style="none" officeooo:rsid="00900bf1" officeooo:paragraph-rsid="00900bf1" style:font-style-asian="normal" style:font-style-complex="normal"/>
    </style:style>
    <style:style style:name="P47" style:family="paragraph" style:parent-style-name="Standard">
      <style:text-properties fo:font-style="normal" style:text-underline-style="none" officeooo:rsid="0094671f" officeooo:paragraph-rsid="0094671f" style:font-style-asian="normal" style:font-style-complex="normal"/>
    </style:style>
    <style:style style:name="P48" style:family="paragraph" style:parent-style-name="Standard">
      <style:text-properties fo:font-style="normal" style:text-underline-style="none" officeooo:rsid="0095c267" officeooo:paragraph-rsid="0095c267" style:font-style-asian="normal" style:font-style-complex="normal"/>
    </style:style>
    <style:style style:name="P49" style:family="paragraph" style:parent-style-name="Standard" style:list-style-name="L3">
      <style:text-properties style:text-underline-style="solid" style:text-underline-width="auto" style:text-underline-color="font-color" officeooo:rsid="00242ece" officeooo:paragraph-rsid="00242ece"/>
    </style:style>
    <style:style style:name="P50" style:family="paragraph" style:parent-style-name="Standard" style:list-style-name="L3">
      <style:text-properties style:text-underline-style="solid" style:text-underline-width="auto" style:text-underline-color="font-color" officeooo:rsid="0028fc48" officeooo:paragraph-rsid="0028fc48"/>
    </style:style>
    <style:style style:name="P51" style:family="paragraph" style:parent-style-name="Standard">
      <style:text-properties style:text-underline-style="solid" style:text-underline-width="auto" style:text-underline-color="font-color" officeooo:rsid="001e2d76" officeooo:paragraph-rsid="001e2d76"/>
    </style:style>
    <style:style style:name="P52" style:family="paragraph" style:parent-style-name="Standard">
      <style:text-properties style:text-underline-style="solid" style:text-underline-width="auto" style:text-underline-color="font-color" officeooo:rsid="001e2d76" officeooo:paragraph-rsid="006edd4f"/>
    </style:style>
    <style:style style:name="P53" style:family="paragraph" style:parent-style-name="Standard">
      <style:text-properties style:text-underline-style="solid" style:text-underline-width="auto" style:text-underline-color="font-color" officeooo:rsid="006583b2" officeooo:paragraph-rsid="006583b2"/>
    </style:style>
    <style:style style:name="P54" style:family="paragraph" style:parent-style-name="Standard">
      <style:text-properties style:text-underline-style="solid" style:text-underline-width="auto" style:text-underline-color="font-color" officeooo:rsid="006635c5" officeooo:paragraph-rsid="006635c5"/>
    </style:style>
    <style:style style:name="P55" style:family="paragraph" style:parent-style-name="Standard">
      <style:text-properties officeooo:paragraph-rsid="002d0f2d"/>
    </style:style>
    <style:style style:name="P56" style:family="paragraph" style:parent-style-name="Standard" style:list-style-name="L5">
      <style:text-properties officeooo:rsid="002eac4d" officeooo:paragraph-rsid="002eac4d"/>
    </style:style>
    <style:style style:name="P57" style:family="paragraph" style:parent-style-name="Standard">
      <style:text-properties officeooo:paragraph-rsid="002fb7d1"/>
    </style:style>
    <style:style style:name="P58" style:family="paragraph" style:parent-style-name="Standard" style:list-style-name="L5">
      <style:text-properties fo:font-weight="bold" officeooo:rsid="003183a9" officeooo:paragraph-rsid="003183a9" style:font-weight-asian="bold" style:font-weight-complex="bold"/>
    </style:style>
    <style:style style:name="P59" style:family="paragraph" style:parent-style-name="Standard">
      <style:text-properties officeooo:rsid="0034a831" officeooo:paragraph-rsid="00531748"/>
    </style:style>
    <style:style style:name="P60" style:family="paragraph" style:parent-style-name="Standard">
      <style:text-properties officeooo:rsid="0035e330" officeooo:paragraph-rsid="0035e330"/>
    </style:style>
    <style:style style:name="P61" style:family="paragraph" style:parent-style-name="Standard" style:list-style-name="L7">
      <style:text-properties officeooo:paragraph-rsid="0038fd6a"/>
    </style:style>
    <style:style style:name="P62" style:family="paragraph" style:parent-style-name="Standard" style:list-style-name="L7">
      <style:text-properties officeooo:rsid="0038fd6a" officeooo:paragraph-rsid="0038fd6a"/>
    </style:style>
    <style:style style:name="P63" style:family="paragraph" style:parent-style-name="Standard" style:list-style-name="L7">
      <style:text-properties officeooo:rsid="003b1b96" officeooo:paragraph-rsid="003b1b96"/>
    </style:style>
    <style:style style:name="P64" style:family="paragraph" style:parent-style-name="Standard">
      <style:text-properties officeooo:paragraph-rsid="0041abac"/>
    </style:style>
    <style:style style:name="P65" style:family="paragraph" style:parent-style-name="Standard">
      <style:text-properties fo:color="#999999" style:text-underline-style="none" officeooo:rsid="001e5cc7" officeooo:paragraph-rsid="001e5cc7"/>
    </style:style>
    <style:style style:name="P66" style:family="paragraph" style:parent-style-name="Standard">
      <style:text-properties fo:color="#999999" style:text-underline-style="none" officeooo:rsid="001e5cc7" officeooo:paragraph-rsid="00209aec"/>
    </style:style>
    <style:style style:name="P67" style:family="paragraph" style:parent-style-name="Standard" style:list-style-name="L1">
      <style:text-properties fo:color="#999999" style:text-underline-style="none" officeooo:rsid="0025fe5b" officeooo:paragraph-rsid="0025fe5b"/>
    </style:style>
    <style:style style:name="P68" style:family="paragraph" style:parent-style-name="Standard" style:list-style-name="L1">
      <style:text-properties fo:color="#999999" style:text-underline-style="none" officeooo:rsid="0026c0fa" officeooo:paragraph-rsid="0026c0fa"/>
    </style:style>
    <style:style style:name="P69" style:family="paragraph" style:parent-style-name="Standard" style:list-style-name="L1">
      <style:text-properties fo:color="#999999" style:text-underline-style="none" officeooo:rsid="00286509" officeooo:paragraph-rsid="00286509"/>
    </style:style>
    <style:style style:name="P70" style:family="paragraph" style:parent-style-name="Standard" style:list-style-name="L2">
      <style:text-properties fo:color="#999999" style:text-underline-style="none" officeooo:rsid="00209aec" officeooo:paragraph-rsid="00209aec"/>
    </style:style>
    <style:style style:name="P71" style:family="paragraph" style:parent-style-name="Standard" style:list-style-name="L2">
      <style:text-properties fo:color="#999999" style:text-underline-style="none" officeooo:rsid="00209aec" officeooo:paragraph-rsid="00848f05"/>
    </style:style>
    <style:style style:name="P72" style:family="paragraph" style:parent-style-name="Standard" style:list-style-name="L2">
      <style:text-properties fo:color="#999999" style:text-underline-style="none" officeooo:rsid="002c8d8c" officeooo:paragraph-rsid="00848f05"/>
    </style:style>
    <style:style style:name="P73" style:family="paragraph" style:parent-style-name="Standard" style:list-style-name="L2">
      <style:text-properties fo:color="#999999" style:text-underline-style="none" officeooo:rsid="00220c37" officeooo:paragraph-rsid="00848f05"/>
    </style:style>
    <style:style style:name="P74" style:family="paragraph" style:parent-style-name="Standard">
      <style:text-properties fo:color="#999999" style:text-underline-style="none" officeooo:rsid="0057d9b3" officeooo:paragraph-rsid="001e2d76"/>
    </style:style>
    <style:style style:name="P75" style:family="paragraph" style:parent-style-name="Standard" style:list-style-name="L2">
      <style:text-properties fo:color="#999999" fo:font-style="normal" style:text-underline-style="none" officeooo:rsid="0057d9b3" officeooo:paragraph-rsid="00848f05" style:font-style-asian="normal" style:font-style-complex="normal"/>
    </style:style>
    <style:style style:name="P76" style:family="paragraph" style:parent-style-name="Standard">
      <style:text-properties fo:color="#999999" fo:font-style="normal" style:text-underline-style="none" officeooo:rsid="0057d9b3" officeooo:paragraph-rsid="006a68b2" style:font-style-asian="normal" style:font-style-complex="normal"/>
    </style:style>
    <style:style style:name="P77" style:family="paragraph" style:parent-style-name="Standard">
      <style:text-properties fo:color="#999999" fo:font-style="normal" style:text-underline-style="none" officeooo:rsid="0057d9b3" officeooo:paragraph-rsid="0069867f" style:font-style-asian="normal" style:font-style-complex="normal"/>
    </style:style>
    <style:style style:name="P78" style:family="paragraph" style:parent-style-name="Standard">
      <style:text-properties fo:color="#999999" fo:font-style="normal" style:text-underline-style="none" officeooo:rsid="0057d9b3" officeooo:paragraph-rsid="00848f05" style:font-style-asian="normal" style:font-style-complex="normal"/>
    </style:style>
    <style:style style:name="P79" style:family="paragraph" style:parent-style-name="Standard" style:list-style-name="L2">
      <style:text-properties fo:color="#999999" fo:font-style="normal" style:text-underline-style="none" officeooo:rsid="002c8d8c" officeooo:paragraph-rsid="0074c939" style:font-style-asian="normal" style:font-style-complex="normal"/>
    </style:style>
    <style:style style:name="P80" style:family="paragraph" style:parent-style-name="Standard" style:list-style-name="L2">
      <style:text-properties fo:color="#999999" fo:font-style="normal" style:text-underline-style="none" officeooo:rsid="002c8d8c" officeooo:paragraph-rsid="0075ef11" style:font-style-asian="normal" style:font-style-complex="normal"/>
    </style:style>
    <style:style style:name="P81" style:family="paragraph" style:parent-style-name="Standard" style:list-style-name="L2">
      <style:text-properties fo:color="#999999" fo:font-style="normal" style:text-underline-style="none" officeooo:rsid="005826e6" officeooo:paragraph-rsid="0075ef11" style:font-style-asian="normal" style:font-style-complex="normal"/>
    </style:style>
    <style:style style:name="P82" style:family="paragraph" style:parent-style-name="Standard" style:list-style-name="L2">
      <style:text-properties fo:color="#999999" fo:font-style="normal" style:text-underline-style="none" officeooo:rsid="002cfe60" officeooo:paragraph-rsid="0075ef11" style:font-style-asian="normal" style:font-style-complex="normal"/>
    </style:style>
    <style:style style:name="P83" style:family="paragraph" style:parent-style-name="Standard">
      <style:text-properties fo:font-style="italic" style:text-underline-style="none" officeooo:rsid="0054b614" officeooo:paragraph-rsid="006edd4f" style:font-style-asian="italic" style:font-style-complex="italic"/>
    </style:style>
    <style:style style:name="P84" style:family="paragraph" style:parent-style-name="Standard">
      <style:text-properties fo:font-style="italic" style:text-underline-style="none" officeooo:rsid="0054b614" officeooo:paragraph-rsid="0075ef11" style:font-style-asian="italic" style:font-style-complex="italic"/>
    </style:style>
    <style:style style:name="P85" style:family="paragraph" style:parent-style-name="Standard">
      <style:text-properties fo:font-style="italic" style:text-underline-style="none" officeooo:rsid="0086d4f4" officeooo:paragraph-rsid="0086d4f4" style:font-style-asian="italic" style:font-style-complex="italic"/>
    </style:style>
    <style:style style:name="P86" style:family="paragraph" style:parent-style-name="Standard">
      <style:text-properties fo:color="#000000" style:text-underline-style="solid" style:text-underline-width="auto" style:text-underline-color="font-color" officeooo:rsid="0069867f" officeooo:paragraph-rsid="00848f05"/>
    </style:style>
    <style:style style:name="P87" style:family="paragraph" style:parent-style-name="Standard">
      <style:text-properties fo:color="#000000" fo:font-style="normal" style:text-underline-style="none" officeooo:rsid="00552df9" officeooo:paragraph-rsid="006edd4f" style:font-style-asian="normal" style:font-style-complex="normal"/>
    </style:style>
    <style:style style:name="P88" style:family="paragraph" style:parent-style-name="Standard">
      <style:text-properties officeooo:paragraph-rsid="006edd4f"/>
    </style:style>
    <style:style style:name="P89" style:family="paragraph" style:parent-style-name="Standard">
      <style:text-properties officeooo:rsid="006edff7" officeooo:paragraph-rsid="006edff7"/>
    </style:style>
    <style:style style:name="P90" style:family="paragraph" style:parent-style-name="Standard">
      <style:text-properties officeooo:rsid="007832d6" officeooo:paragraph-rsid="007832d6"/>
    </style:style>
    <style:style style:name="P91"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officeooo:rsid="001e9613"/>
    </style:style>
    <style:style style:name="T8" style:family="text">
      <style:text-properties officeooo:rsid="001fe49d"/>
    </style:style>
    <style:style style:name="T9" style:family="text">
      <style:text-properties officeooo:rsid="0020b3a1"/>
    </style:style>
    <style:style style:name="T10" style:family="text">
      <style:text-properties fo:font-style="italic" style:font-style-asian="italic" style:font-style-complex="italic"/>
    </style:style>
    <style:style style:name="T11" style:family="text">
      <style:text-properties fo:font-style="italic" officeooo:rsid="002d0f2d" style:font-style-asian="italic" style:font-style-complex="italic"/>
    </style:style>
    <style:style style:name="T12" style:family="text">
      <style:text-properties fo:font-style="italic" officeooo:rsid="0035e330" style:font-style-asian="italic" style:font-style-complex="italic"/>
    </style:style>
    <style:style style:name="T13" style:family="text">
      <style:text-properties fo:font-style="italic" officeooo:rsid="00371668" style:font-style-asian="italic" style:font-style-complex="italic"/>
    </style:style>
    <style:style style:name="T14" style:family="text">
      <style:text-properties fo:font-style="italic" officeooo:rsid="002b3f7f" style:font-style-asian="italic" style:font-style-complex="italic"/>
    </style:style>
    <style:style style:name="T15" style:family="text">
      <style:text-properties fo:font-style="italic" officeooo:rsid="0041abac" style:font-style-asian="italic" style:font-style-complex="italic"/>
    </style:style>
    <style:style style:name="T16" style:family="text">
      <style:text-properties fo:font-style="italic" officeooo:rsid="00531748" style:font-style-asian="italic" style:font-style-complex="italic"/>
    </style:style>
    <style:style style:name="T17" style:family="text">
      <style:text-properties fo:font-style="italic" officeooo:rsid="0058f588" style:font-style-asian="italic" style:font-style-complex="italic"/>
    </style:style>
    <style:style style:name="T18" style:family="text">
      <style:text-properties fo:font-style="italic" officeooo:rsid="0059955b" style:font-style-asian="italic" style:font-style-complex="italic"/>
    </style:style>
    <style:style style:name="T19" style:family="text">
      <style:text-properties fo:font-style="italic" officeooo:rsid="00803f93" style:font-style-asian="italic" style:font-style-complex="italic"/>
    </style:style>
    <style:style style:name="T20" style:family="text">
      <style:text-properties fo:font-style="italic" officeooo:rsid="008a2a99" style:font-style-asian="italic" style:font-style-complex="italic"/>
    </style:style>
    <style:style style:name="T21" style:family="text">
      <style:text-properties fo:font-style="italic" officeooo:rsid="0088dc22" style:font-style-asian="italic" style:font-style-complex="italic"/>
    </style:style>
    <style:style style:name="T22" style:family="text">
      <style:text-properties fo:font-style="italic" officeooo:rsid="00900bf1" style:font-style-asian="italic" style:font-style-complex="italic"/>
    </style:style>
    <style:style style:name="T23" style:family="text">
      <style:text-properties fo:font-style="italic" officeooo:rsid="0099343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cfe60" style:font-style-asian="normal" style:font-style-complex="normal"/>
    </style:style>
    <style:style style:name="T26" style:family="text">
      <style:text-properties fo:font-style="normal" officeooo:rsid="002d0f2d" style:font-style-asian="normal" style:font-style-complex="normal"/>
    </style:style>
    <style:style style:name="T27" style:family="text">
      <style:text-properties fo:font-style="normal" officeooo:rsid="002f4b76" style:font-style-asian="normal" style:font-style-complex="normal"/>
    </style:style>
    <style:style style:name="T28" style:family="text">
      <style:text-properties fo:font-style="normal" officeooo:rsid="002fb7d1" style:font-style-asian="normal" style:font-style-complex="normal"/>
    </style:style>
    <style:style style:name="T29" style:family="text">
      <style:text-properties fo:font-style="normal" officeooo:rsid="00349e13" style:font-style-asian="normal" style:font-style-complex="normal"/>
    </style:style>
    <style:style style:name="T30" style:family="text">
      <style:text-properties fo:font-style="normal" officeooo:rsid="0034a831" style:font-style-asian="normal" style:font-style-complex="normal"/>
    </style:style>
    <style:style style:name="T31" style:family="text">
      <style:text-properties fo:font-style="normal" officeooo:rsid="0035e330" style:font-style-asian="normal" style:font-style-complex="normal"/>
    </style:style>
    <style:style style:name="T32" style:family="text">
      <style:text-properties fo:font-style="normal" officeooo:rsid="003679dc" style:font-style-asian="normal" style:font-style-complex="normal"/>
    </style:style>
    <style:style style:name="T33" style:family="text">
      <style:text-properties fo:font-style="normal" officeooo:rsid="00371668" style:font-style-asian="normal" style:font-style-complex="normal"/>
    </style:style>
    <style:style style:name="T34" style:family="text">
      <style:text-properties fo:font-style="normal" officeooo:rsid="00376e21" style:font-style-asian="normal" style:font-style-complex="normal"/>
    </style:style>
    <style:style style:name="T35" style:family="text">
      <style:text-properties fo:font-style="normal" officeooo:rsid="003872f6" style:font-style-asian="normal" style:font-style-complex="normal"/>
    </style:style>
    <style:style style:name="T36" style:family="text">
      <style:text-properties fo:font-style="normal" officeooo:rsid="003c4181" style:font-style-asian="normal" style:font-style-complex="normal"/>
    </style:style>
    <style:style style:name="T37" style:family="text">
      <style:text-properties fo:font-style="normal" officeooo:rsid="003d73a9" style:font-style-asian="normal" style:font-style-complex="normal"/>
    </style:style>
    <style:style style:name="T38" style:family="text">
      <style:text-properties fo:font-style="normal" officeooo:rsid="003ee34b" style:font-style-asian="normal" style:font-style-complex="normal"/>
    </style:style>
    <style:style style:name="T39" style:family="text">
      <style:text-properties fo:font-style="normal" officeooo:rsid="0040e120" style:font-style-asian="normal" style:font-style-complex="normal"/>
    </style:style>
    <style:style style:name="T40" style:family="text">
      <style:text-properties fo:font-style="normal" officeooo:rsid="0041abac" style:font-style-asian="normal" style:font-style-complex="normal"/>
    </style:style>
    <style:style style:name="T41" style:family="text">
      <style:text-properties fo:font-style="normal" officeooo:rsid="004271c8" style:font-style-asian="normal" style:font-style-complex="normal"/>
    </style:style>
    <style:style style:name="T42" style:family="text">
      <style:text-properties fo:font-style="normal" officeooo:rsid="004431d3" style:font-style-asian="normal" style:font-style-complex="normal"/>
    </style:style>
    <style:style style:name="T43" style:family="text">
      <style:text-properties fo:font-style="normal" officeooo:rsid="004620e7" style:font-style-asian="normal" style:font-style-complex="normal"/>
    </style:style>
    <style:style style:name="T44" style:family="text">
      <style:text-properties fo:font-style="normal" officeooo:rsid="0048b32a" style:font-style-asian="normal" style:font-style-complex="normal"/>
    </style:style>
    <style:style style:name="T45" style:family="text">
      <style:text-properties fo:font-style="normal" officeooo:rsid="00531748" style:font-style-asian="normal" style:font-style-complex="normal"/>
    </style:style>
    <style:style style:name="T46" style:family="text">
      <style:text-properties fo:font-style="normal" officeooo:rsid="0058f588" style:font-style-asian="normal" style:font-style-complex="normal"/>
    </style:style>
    <style:style style:name="T47" style:family="text">
      <style:text-properties fo:font-style="normal" officeooo:rsid="0059955b" style:font-style-asian="normal" style:font-style-complex="normal"/>
    </style:style>
    <style:style style:name="T48" style:family="text">
      <style:text-properties fo:font-style="normal" officeooo:rsid="005d08e9" style:font-style-asian="normal" style:font-style-complex="normal"/>
    </style:style>
    <style:style style:name="T49" style:family="text">
      <style:text-properties fo:font-style="normal" officeooo:rsid="005e454b" style:font-style-asian="normal" style:font-style-complex="normal"/>
    </style:style>
    <style:style style:name="T50" style:family="text">
      <style:text-properties fo:font-style="normal" officeooo:rsid="005eee58" style:font-style-asian="normal" style:font-style-complex="normal"/>
    </style:style>
    <style:style style:name="T51" style:family="text">
      <style:text-properties fo:font-style="normal" officeooo:rsid="005f4430" style:font-style-asian="normal" style:font-style-complex="normal"/>
    </style:style>
    <style:style style:name="T52" style:family="text">
      <style:text-properties fo:font-style="normal" officeooo:rsid="005f937a" style:font-style-asian="normal" style:font-style-complex="normal"/>
    </style:style>
    <style:style style:name="T53" style:family="text">
      <style:text-properties fo:font-style="normal" officeooo:rsid="0061312d" style:font-style-asian="normal" style:font-style-complex="normal"/>
    </style:style>
    <style:style style:name="T54" style:family="text">
      <style:text-properties fo:font-style="normal" officeooo:rsid="0063218f" style:font-style-asian="normal" style:font-style-complex="normal"/>
    </style:style>
    <style:style style:name="T55" style:family="text">
      <style:text-properties fo:font-style="normal" officeooo:rsid="00665237" style:font-style-asian="normal" style:font-style-complex="normal"/>
    </style:style>
    <style:style style:name="T56" style:family="text">
      <style:text-properties fo:font-style="normal" officeooo:rsid="00683fd2" style:font-style-asian="normal" style:font-style-complex="normal"/>
    </style:style>
    <style:style style:name="T57" style:family="text">
      <style:text-properties fo:font-style="normal" officeooo:rsid="006915c7" style:font-style-asian="normal" style:font-style-complex="normal"/>
    </style:style>
    <style:style style:name="T58" style:family="text">
      <style:text-properties fo:font-style="normal" officeooo:rsid="0069867f" style:font-style-asian="normal" style:font-style-complex="normal"/>
    </style:style>
    <style:style style:name="T59" style:family="text">
      <style:text-properties fo:font-style="normal" officeooo:rsid="0077678a" style:font-style-asian="normal" style:font-style-complex="normal"/>
    </style:style>
    <style:style style:name="T60" style:family="text">
      <style:text-properties fo:font-style="normal" officeooo:rsid="00732f80" style:font-style-asian="normal" style:font-style-complex="normal"/>
    </style:style>
    <style:style style:name="T61" style:family="text">
      <style:text-properties fo:font-style="normal" officeooo:rsid="00773173" style:font-style-asian="normal" style:font-style-complex="normal"/>
    </style:style>
    <style:style style:name="T62" style:family="text">
      <style:text-properties fo:font-style="normal" officeooo:rsid="007b21a6" style:font-style-asian="normal" style:font-style-complex="normal"/>
    </style:style>
    <style:style style:name="T63" style:family="text">
      <style:text-properties fo:font-style="normal" officeooo:rsid="007b95fd" style:font-style-asian="normal" style:font-style-complex="normal"/>
    </style:style>
    <style:style style:name="T64" style:family="text">
      <style:text-properties fo:font-style="normal" style:text-underline-style="solid" style:text-underline-width="auto" style:text-underline-color="font-color" officeooo:rsid="0063218f" style:font-style-asian="normal" style:font-style-complex="normal"/>
    </style:style>
    <style:style style:name="T65" style:family="text">
      <style:text-properties fo:font-style="normal" style:text-underline-style="none" style:font-style-asian="normal" style:font-style-complex="normal"/>
    </style:style>
    <style:style style:name="T66" style:family="text">
      <style:text-properties fo:font-style="normal" style:text-underline-style="none" officeooo:rsid="0054b614" style:font-style-asian="normal" style:font-style-complex="normal"/>
    </style:style>
    <style:style style:name="T67" style:family="text">
      <style:text-properties fo:font-style="normal" style:text-underline-style="none" officeooo:rsid="00552df9" style:font-style-asian="normal" style:font-style-complex="normal"/>
    </style:style>
    <style:style style:name="T68" style:family="text">
      <style:text-properties fo:font-style="normal" style:text-underline-style="none" officeooo:rsid="006edd4f" style:font-style-asian="normal" style:font-style-complex="normal"/>
    </style:style>
    <style:style style:name="T69" style:family="text">
      <style:text-properties fo:font-style="normal" style:text-underline-style="none" officeooo:rsid="006f64e5" style:font-style-asian="normal" style:font-style-complex="normal"/>
    </style:style>
    <style:style style:name="T70" style:family="text">
      <style:text-properties fo:font-style="normal" style:text-underline-style="none" officeooo:rsid="006fbc34" style:font-style-asian="normal" style:font-style-complex="normal"/>
    </style:style>
    <style:style style:name="T71" style:family="text">
      <style:text-properties fo:font-style="normal" style:text-underline-style="none" officeooo:rsid="0071507f" style:font-style-asian="normal" style:font-style-complex="normal"/>
    </style:style>
    <style:style style:name="T72" style:family="text">
      <style:text-properties fo:font-style="normal" style:text-underline-style="none" officeooo:rsid="00732f80" style:font-style-asian="normal" style:font-style-complex="normal"/>
    </style:style>
    <style:style style:name="T73" style:family="text">
      <style:text-properties fo:font-style="normal" style:text-underline-style="none" officeooo:rsid="007832d6" style:font-style-asian="normal" style:font-style-complex="normal"/>
    </style:style>
    <style:style style:name="T74" style:family="text">
      <style:text-properties officeooo:rsid="0022e289"/>
    </style:style>
    <style:style style:name="T75" style:family="text">
      <style:text-properties officeooo:rsid="00286509"/>
    </style:style>
    <style:style style:name="T76" style:family="text">
      <style:text-properties officeooo:rsid="002b3f7f"/>
    </style:style>
    <style:style style:name="T77" style:family="text">
      <style:text-properties officeooo:rsid="002c8d8c"/>
    </style:style>
    <style:style style:name="T78" style:family="text">
      <style:text-properties officeooo:rsid="002d0f2d"/>
    </style:style>
    <style:style style:name="T79" style:family="text">
      <style:text-properties officeooo:rsid="002fb7d1"/>
    </style:style>
    <style:style style:name="T80" style:family="text">
      <style:text-properties officeooo:rsid="0032fa8f"/>
    </style:style>
    <style:style style:name="T81" style:family="text">
      <style:text-properties officeooo:rsid="0038fd6a"/>
    </style:style>
    <style:style style:name="T82" style:family="text">
      <style:text-properties officeooo:rsid="003ae7dc"/>
    </style:style>
    <style:style style:name="T83" style:family="text">
      <style:text-properties officeooo:rsid="0041abac"/>
    </style:style>
    <style:style style:name="T84" style:family="text">
      <style:text-properties officeooo:rsid="004bcb66"/>
    </style:style>
    <style:style style:name="T85" style:family="text">
      <style:text-properties fo:color="#999999"/>
    </style:style>
    <style:style style:name="T86" style:family="text">
      <style:text-properties officeooo:rsid="00526831"/>
    </style:style>
    <style:style style:name="T87" style:family="text">
      <style:text-properties officeooo:rsid="0054b614"/>
    </style:style>
    <style:style style:name="T88" style:family="text">
      <style:text-properties officeooo:rsid="00552df9"/>
    </style:style>
    <style:style style:name="T89" style:family="text">
      <style:text-properties officeooo:rsid="0056e58d"/>
    </style:style>
    <style:style style:name="T90" style:family="text">
      <style:text-properties officeooo:rsid="005826e6"/>
    </style:style>
    <style:style style:name="T91" style:family="text">
      <style:text-properties officeooo:rsid="0058f588"/>
    </style:style>
    <style:style style:name="T92" style:family="text">
      <style:text-properties officeooo:rsid="005b3a3d"/>
    </style:style>
    <style:style style:name="T93" style:family="text">
      <style:text-properties officeooo:rsid="005bf0bb"/>
    </style:style>
    <style:style style:name="T94" style:family="text">
      <style:text-properties officeooo:rsid="006d72d6"/>
    </style:style>
    <style:style style:name="T95" style:family="text">
      <style:text-properties officeooo:rsid="006edd4f"/>
    </style:style>
    <style:style style:name="T96" style:family="text">
      <style:text-properties officeooo:rsid="0074c939"/>
    </style:style>
    <style:style style:name="T97" style:family="text">
      <style:text-properties officeooo:rsid="0075ef11"/>
    </style:style>
    <style:style style:name="T98" style:family="text">
      <style:text-properties officeooo:rsid="00773173"/>
    </style:style>
    <style:style style:name="T99" style:family="text">
      <style:text-properties officeooo:rsid="007832d6"/>
    </style:style>
    <style:style style:name="T100" style:family="text">
      <style:text-properties officeooo:rsid="007860a8"/>
    </style:style>
    <style:style style:name="T101" style:family="text">
      <style:text-properties officeooo:rsid="007b21a6"/>
    </style:style>
    <style:style style:name="T102" style:family="text">
      <style:text-properties officeooo:rsid="0086f64b"/>
    </style:style>
    <style:style style:name="T103" style:family="text">
      <style:text-properties officeooo:rsid="0088dc22"/>
    </style:style>
    <style:style style:name="T104" style:family="text">
      <style:text-properties officeooo:rsid="008a2a99"/>
    </style:style>
    <style:style style:name="T105" style:family="text">
      <style:text-properties officeooo:rsid="008af05b"/>
    </style:style>
    <style:style style:name="T106" style:family="text">
      <style:text-properties officeooo:rsid="008b46d9"/>
    </style:style>
    <style:style style:name="T107" style:family="text">
      <style:text-properties officeooo:rsid="00900bf1"/>
    </style:style>
    <style:style style:name="T108" style:family="text">
      <style:text-properties officeooo:rsid="0091fe2f"/>
    </style:style>
    <style:style style:name="T109" style:family="text">
      <style:text-properties officeooo:rsid="0092526a"/>
    </style:style>
    <style:style style:name="T110" style:family="text">
      <style:text-properties officeooo:rsid="0094671f"/>
    </style:style>
    <style:style style:name="T111" style:family="text">
      <style:text-properties officeooo:rsid="0095c267"/>
    </style:style>
    <style:style style:name="T112" style:family="text">
      <style:text-properties officeooo:rsid="0097835f"/>
    </style:style>
    <style:style style:name="T113" style:family="text">
      <style:text-properties officeooo:rsid="009934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500 words]</text:p>
      <text:list xml:id="list4003384352606031019" text:style-name="L7">
        <text:list-item>
          <text:p text:style-name="P18">Key things to do:</text:p>
          <text:list>
            <text:list-item>
              <text:p text:style-name="P61"><text:span text:style-name="T3">Intro paragraph summarize goals and what I did (</text:span>✓<text:span text:style-name="T81">)</text:span></text:p>
            </text:list-item>
            <text:list-item>
              <text:p text:style-name="P62">Clear up <text:span text:style-name="T82">what</text:span> is “Conflict Free” as stated in the title</text:p>
              <text:list>
                <text:list-item>
                  <text:p text:style-name="P62">Perhaps invert the history section as it's been written to this end</text:p>
                </text:list-item>
              </text:list>
            </text:list-item>
            <text:list-item>
              <text:p text:style-name="P63">Describe OT/CRDT</text:p>
            </text:list-item>
            <text:list-item>
              <text:p text:style-name="P63">Describe in slightly more detail my work</text:p>
              <text:list>
                <text:list-item>
                  <text:p text:style-name="P63">Especially, overview network simulation</text:p>
                </text:list-item>
              </text:list>
              <text:p text:style-name="P14"/>
            </text:list-item>
          </text:list>
        </text:list-item>
      </text:list>
      <text:p text:style-name="P4">This project aims to examine the trade-offs made when implementing highly distributed and concurrent document editing with Operation Transfor<text:span text:style-name="T79">mations</text:span> (OT) versus with C<text:span text:style-name="T80">onvergent</text:span> Replicated Data Types (CRDTs). To do this <text:span text:style-name="T7">I have </text:span>designed experiments which expose statistics about network usage, memory consumption, and scalability, and run these experiments on <text:span text:style-name="T7">an environment built around the open source library</text:span> ShareJS <text:span text:style-name="T8">(which implements OT)</text:span> and a comparative system I created based on <text:span text:style-name="T79">a specific</text:span> CRDT. <text:span text:style-name="T76">The system meets the originally proposed goals of implementing a concurrent text editor based on CRDTs which passes all tests for correctness, and collecting quantitative results from identical experiments run on both systems. These results are discussed in the [</text:span><text:span text:style-name="T14">section ref</text:span><text:span text:style-name="T76">] 'Evaluation' section.</text:span></text:p>
      <text:p text:style-name="P4"/>
      <text:p text:style-name="P4"/>
      <text:p text:style-name="P53">Motivation/History/Overview</text:p>
      <text:p text:style-name="P57"><text:span text:style-name="T2">*Realtime collaborative editing </text:span><text:span text:style-name="T4">was first motivated by a demonstration in</text:span><text:span text:style-name="T2"> the Mother of All Demos by</text:span> Douglas Engelbart <text:span text:style-name="T78">in 1968 [</text:span><text:span text:style-name="T11">citation needed</text:span><text:span text:style-name="T26">]. From that time, it took several decades for implementations of such editing systems to appear. Early products appeared in the 1990's, and </text:span><text:span text:style-name="T27">the 1989 paper by </text:span><text:span text:style-name="T28">G</text:span><text:span text:style-name="T27">ibbs and Ellis [</text:span><text:span text:style-name="T11">citation</text:span><text:span text:style-name="T27">] marked the beginning of </text:span><text:span text:style-name="T28">extended research into </text:span><text:span text:style-name="T29">operational</text:span><text:span text:style-name="T28"> transformations. </text:span><text:span text:style-name="T29">Due to almost 20 years of research, OT is a relatively developed field of research and has been applied to products that are commonly used. The most familiar of these is likely to be Google Docs, which seems to behave in a predictable and well understood way. </text:span><text:span text:style-name="T30">One reason Google Docs is so widely used might be that it follows users' expectations for how a concurrent, multi-user document editor should work. </text:span><text:span text:style-name="T39">Importantly, this</text:span><text:span text:style-name="T30"> includes no locking and dependence on a fast connection, no loss of data, and the expectation that everyone ends up with the same document when changes are complete. These are in fact the goals around which OT and CRDTs </text:span><text:span text:style-name="T31">have</text:span><text:span text:style-name="T30"> developed.</text:span></text:p>
      <text:p text:style-name="P57"/>
      <text:p text:style-name="P60"><text:span text:style-name="T40">The convergence, </text:span><text:span text:style-name="T41">or consistency </text:span><text:span text:style-name="T42">[correct – are equivalent?],</text:span><text:span text:style-name="T40"> property above turns out to the hardest to provide – it is easy to create a system where the last writer wins, but data is lost in the process. In a distributed system </text:span><text:span text:style-name="T41">such as a shared text editor, t</text:span><text:span text:style-name="T24">he CAP theorem tells us we cannot guarantee all three of consistency, availability, and partition-tolerance [</text:span><text:span text:style-name="T10">citation</text:span><text:span text:style-name="T24">]. However, if we forgo </text:span><text:span text:style-name="T10">strong</text:span><text:span text:style-name="T24"> consistency guarantees and settle for eventual consistency, we are able </text:span><text:span text:style-name="T43">provide</text:span><text:span text:style-name="T24"> all three [</text:span><text:a xlink:type="simple" xlink:href="http://gun.js.org/distributed/matters.html"><text:span text:style-name="T24">http://gun.js.org/distributed/matters.html</text:span></text:a><text:span text:style-name="T24">]. However, </text:span><text:span text:style-name="T43">achieving</text:span><text:span text:style-name="T24"> eventual consistency is non-trivial. Operational transformations, </text:span><text:span text:style-name="T32">if designed and implemented correctly, </text:span><text:span text:style-name="T43">accomplish</text:span><text:span text:style-name="T32"> this by </text:span><text:span text:style-name="T33">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end up with [wording] the same data. A simple example is a </text:span><text:span text:style-name="T43">shared </text:span><text:span text:style-name="T33">string 'rain', into which client A inserts 'b' at index 0, which I will denote ('b', 0), resulting in 'brain'. Client B concurrently inserts 's' at index 4 (resulting in 'rains'). Once the operations are exchanged, client A must transform B's operation from ('s', 4) to ('s', 5), while client B can simply insert ('b', 0). This way, both clients converge to 'brains'. These transformations can become complex, and are difficult to implement correctly [</text:span><text:span text:style-name="T13">cite Joseph Gentle</text:span><text:span text:style-name="T33">]. </text:span><text:soft-page-break/><text:span text:style-name="T33">However, once the transformation is complete, the data is </text:span><text:span text:style-name="T45">in its native format</text:span><text:span text:style-name="T33"> and contains no </text:span><text:span text:style-name="T43">meta information</text:span><text:span text:style-name="T33">.</text:span></text:p>
      <text:p text:style-name="P57"/>
      <text:p text:style-name="P59"><text:span text:style-name="T24">**CRDTs, which </text:span><text:span text:style-name="T34">were first formalized </text:span><text:span text:style-name="T31">in a 2007 paper [</text:span><text:span text:style-name="T12">citation</text:span><text:span text:style-name="T34">], on the other hand trade complex algorithms for a more complex data structure, with metadata such as timestamps. </text:span><text:span text:style-name="T35">Rather than relying on a serial order provided by a server, or complex logic to transform operations against each other, operations are tagged with totally ordered identifiers which allow us to extract the data in the </text:span><text:span text:style-name="T45">native</text:span><text:span text:style-name="T35"> [unclear?] form</text:span><text:span text:style-name="T36"> – for example, a string wil</text:span><text:span text:style-name="T40">l be represented as a set of tagged characters</text:span><text:span text:style-name="T36">, so they may be read out of the </text:span><text:span text:style-name="T45">set</text:span><text:span text:style-name="T36"> </text:span><text:span text:style-name="T44">according to the tag ordering</text:span><text:span text:style-name="T36">. As a result of the total ordering, as long as no changes are lost, all clients are guaranteed to converge to the correct, ordered result. CRDTs have limitations: operations must be commutative, </text:span><text:span text:style-name="T45">associative, and idempotent</text:span><text:span text:style-name="T36"> [</text:span><text:span text:style-name="T16">citation </text:span><text:a xlink:type="simple" xlink:href="http://book.mixu.net/distsys/eventual.html"><text:span text:style-name="T16">http://book.mixu.net/distsys/eventual.html</text:span></text:a><text:span text:style-name="T45">]</text:span><text:span text:style-name="T36">. </text:span><text:span text:style-name="T45">From mathematics, data structure with these properties are known as join and meet semilattices</text:span><text:span text:style-name="T37">. </text:span><text:span text:style-name="T45">For</text:span><text:span text:style-name="T40"> the purpose of </text:span><text:span text:style-name="T38">text editing, one can develop </text:span><text:span text:style-name="T45">CRDTs that satisfy these.</text:span></text:p>
      <text:p text:style-name="P55"/>
      <text:p text:style-name="P54">Further Overview<text:span text:style-name="T1"> [stupid title]</text:span></text:p>
      <text:p text:style-name="P64"><text:span text:style-name="T87">In this project, I developed a real time collaborative text editor around a valid CRDT, described in the Preparation [</text:span><text:span text:style-name="T15">section ref</text:span><text:span text:style-name="T83">]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15"/>
      <text:p text:style-name="P15"/>
      <text:p text:style-name="P15">– – – – </text:p>
      <text:p text:style-name="P19">[paragraph that doesn't really fit anywhere well but has important ideas]</text:p>
      <text:p text:style-name="P19">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84">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16">– – – –</text:p>
      <text:p text:style-name="P64"/>
      <text:list xml:id="list8509642186588348532" text:style-name="L5">
        <text:list-item>
          <text:p text:style-name="P56"><text:span text:style-name="T26">R</text:span><text:span text:style-name="T24">efer to paper 'Regional Undo...' for user preference for local undo/global undo/ other preferences</text:span></text:p>
        </text:list-item>
        <text:list-item>
          <text:p text:style-name="P56"><text:span text:style-name="T24">Refer to paper 'CRDT Supporting Selective Undo' at some point</text:span></text:p>
        </text:list-item>
        <text:list-item>
          <text:p text:style-name="P58">CRDTs are conflict-free it only means that two edits can commute (be applied in any order)</text:p>
        </text:list-item>
        <text:list-item>
          <text:p text:style-name="P17">CRDT = Conflict Free RDT = Convergent RDT !!!!</text:p>
        </text:list-item>
      </text:list>
      <text:p text:style-name="P65">*<text:span text:style-name="T74">Argue that OT and CRDT came out of the desire to have conflict free document editing</text:span></text:p>
      <text:list xml:id="list2380029610144886339" text:style-name="L1">
        <text:list-item>
          <text:p text:style-name="P6"><text:span text:style-name="T85">The original inspiration and demostration of “real time” collaborative editing came out of 'The Mother of All Demos' (</text:span><text:a xlink:type="simple" xlink:href="https://en.wikipedia.org/wiki/The_Mother_of_All_Demos">https://en.wikipedia.org/wiki/The_Mother_of_All_Demos</text:a><text:span text:style-name="T85"> – need a </text:span><text:soft-page-break/><text:span text:style-name="T85">better source for the fact that it had collaborative editing) in 1968</text:span></text:p>
        </text:list-item>
        <text:list-item>
          <text:p text:style-name="P67">Implementations took until about 1990 to start appearing</text:p>
        </text:list-item>
        <text:list-item>
          <text:p text:style-name="P68"><text:span text:style-name="T75">[optional] </text:span>Basic versions used locking and hoped that latencies were low enough =&gt; not good enough for users</text:p>
          <text:list>
            <text:list-item>
              <text:p text:style-name="P6"><text:a xlink:type="simple" xlink:href="https://en.wikipedia.org/wiki/Collaborative_real-time_editor"><text:span text:style-name="T85">https://en.wikipedia.org/wiki/Collaborative_real-time_editor</text:span></text:a></text:p>
            </text:list-item>
          </text:list>
        </text:list-item>
        <text:list-item>
          <text:p text:style-name="P68">Arguably the most used real time editing environment nowadays is Google Docs. </text:p>
          <text:list>
            <text:list-item>
              <text:p text:style-name="P68">This is built on top of OT</text:p>
            </text:list-item>
            <text:list-item>
              <text:p text:style-name="P68">Users seem to be relatively happy, presumably because:</text:p>
              <text:list>
                <text:list-item>
                  <text:p text:style-name="P68">Any user can edit document at any time, anywhere without locking</text:p>
                </text:list-item>
                <text:list-item>
                  <text:p text:style-name="P68">Their own edits never get lost</text:p>
                </text:list-item>
                <text:list-item>
                  <text:p text:style-name="P68">Everyone ends up with the same result after quiescence has been reached</text:p>
                </text:list-item>
              </text:list>
            </text:list-item>
          </text:list>
        </text:list-item>
        <text:list-item>
          <text:p text:style-name="P69">Active research area since the 90's, with CRDT's appearing formally in 2007</text:p>
        </text:list-item>
      </text:list>
      <text:p text:style-name="P4"/>
      <text:p text:style-name="P66">**background about CRDT and OT</text:p>
      <text:list xml:id="list5411960420126207293" text:style-name="L2">
        <text:list-item>
          <text:p text:style-name="P70">Basic CRDT structure, and transforms principle</text:p>
        </text:list-item>
        <text:list-item>
          <text:p text:style-name="P70">OT requires server to “serialize” order, very difficult to reconcile without it</text:p>
        </text:list-item>
        <text:list-item>
          <text:p text:style-name="P70">CRDT has an order defined by the timestamping/lamport clock</text:p>
        </text:list-item>
        <text:list-item>
          <text:p text:style-name="P70">Tradeoff between CRDT memory/structural complexity and OT processing and complexity</text:p>
        </text:list-item>
        <text:list-item>
          <text:p text:style-name="P7"><text:line-break/></text:p>
        </text:list-item>
      </text:list>
      <text:p text:style-name="P4"/>
      <text:p text:style-name="P5"/>
      <text:p text:style-name="P5"/>
      <text:p text:style-name="P4"/>
      <text:p text:style-name="P91">Preparation [~2,500 words]</text:p>
      <text:p text:style-name="P83"/>
      <text:p text:style-name="P52"/>
      <text:p text:style-name="P1"/>
      <text:p text:style-name="P74"/>
      <text:p text:style-name="P77"/>
      <text:p text:style-name="P76"/>
      <text:p text:style-name="P76"/>
      <text:p text:style-name="P76"/>
      <text:p text:style-name="P83">Starting Point</text:p>
      <text:p text:style-name="P83">---</text:p>
      <text:p text:style-name="P39">[from proposal – tense <text:span text:style-name="T88">changed to past</text:span>??]</text:p>
      <text:p text:style-name="P40"><text:span text:style-name="T95">[this is bad – just use next paragraph?]</text:span></text:p>
      <text:p text:style-name="P88"><text:span text:style-name="T68">To quote from this project's proposal: </text:span></text:p>
      <text:p text:style-name="P88"><text:span text:style-name="T66">I have some knowledge of the open source library ShareJS from a past internship, which I leveraged </text:span>when evaluating and comparing it to my system. My knowledge of CRDTs and the relevant adding/insert/merge algorithms stemmed mostly from a high level explanation provided by Martin Kleppmann, along with a diagram.<text:span text:style-name="T66"> This was the starting point for my implementation of the concurrent text editor. Since I </text:span><text:span text:style-name="T67">had</text:span><text:span text:style-name="T66"> no experience writing test cases and performance profiling, nor network simulation, I </text:span><text:span text:style-name="T67">had</text:span><text:span text:style-name="T66"> to learn how to do these. </text:span></text:p>
      <text:p text:style-name="P88"><text:span text:style-name="T66">---</text:span></text:p>
      <text:p text:style-name="P88"/>
      <text:p text:style-name="P89"><text:span text:style-name="T66">I</text:span><text:span text:style-name="T65">n hindsight, I can describe the starting point with more clarity and relevance. I had experience with ShareJS, which was leveraged when creating the comparative system. Additionally, I was already proficient in Javascript and had working knowledge of Typescript, my main implementation language. However, almost all other aspects were new, notably: writing test cases, the process of creating standard experiments and using these to profile performance, and how to implement a simulation. Of particular note is the CRDT I implemented. </text:span><text:span text:style-name="T69">I developed the data structure from a description of the required functionality provided by Martin Kleppmann </text:span><text:span text:style-name="T65">at the start of Michaelmas Term </text:span><text:span text:style-name="T69">2016 [Insert </text:span><text:span text:style-name="T70">starting point whiteboard</text:span><text:span text:style-name="T69"> image in appendix?] </text:span><text:span text:style-name="T70">on paper before beginning any implementation. The CRDT structure is </text:span><text:span text:style-name="T73">briefly </text:span><text:span text:style-name="T71">described </text:span><text:span text:style-name="T73">below</text:span><text:span text:style-name="T71">, and </text:span><text:span text:style-name="T73">a</text:span><text:span text:style-name="T71"> more detailed structure can be found in the Implementation section [section ref</text:span><text:span text:style-name="T72">].</text:span></text:p>
      <text:p text:style-name="P89"/>
      <text:p text:style-name="P90"><text:span text:style-name="T100">At the highest level, m</text:span>y CRDT implements a linked list, where each link contains one character and a pointer. <text:span text:style-name="T100">On writing a character into the string exposed by the CRDT, we can therefore generate an insert operation with the character and a position. A deleted character adds a 'deleted' tag to the corresponding link (such links are called tombstones). On retrieval of the string, only the characters which have not been deleted are concatenated. ShareJS, on the other hand, only stores the final string, and transforms the incoming operations against its local ones to insert or delete at the correct index. A ShareJS operation thus requires an index, a character (or word), and also contains a document version on which the operation was performed locally.</text:span></text:p>
      <text:p text:style-name="P89"/>
      <text:p text:style-name="P84"/>
      <text:list xml:id="list182514736396251" text:continue-numbering="true" text:style-name="L2">
        <text:list-item>
          <text:p text:style-name="P79"><text:span text:style-name="T96">Starting point</text:span></text:p>
        </text:list-item>
        <text:list-item>
          <text:p text:style-name="P79">Preparation for implementation</text:p>
          <text:list>
            <text:list-item>
              <text:p text:style-name="P79">Introduction to CRDT by Martin</text:p>
            </text:list-item>
            <text:list-item>
              <text:p text:style-name="P35">Development on paper – sort out hard cases (“<text:span text:style-name="T98">conflict”</text:span>)</text:p>
            </text:list-item>
          </text:list>
        </text:list-item>
        <text:list-item>
          <text:p text:style-name="P80">Make sure to clear up any extra information they need to understand OT/CRDTs</text:p>
          <text:list>
            <text:list-item>
              <text:p text:style-name="P81"><text:soft-page-break/>Discuss my specific CRDT!</text:p>
            </text:list-item>
            <text:list-item>
              <text:p text:style-name="P31">Discuss some literature about CRDTs</text:p>
              <text:list>
                <text:list-item>
                  <text:p text:style-name="P31">Treedoc is a well written paper, accessible etc.</text:p>
                </text:list-item>
              </text:list>
            </text:list-item>
            <text:list-item>
              <text:p text:style-name="P82">notion of implementing a concurrently modified linked list that represents a sequence of text</text:p>
            </text:list-item>
            <text:list-item>
              <text:p text:style-name="P82">versus keeping a block of text and transforming text inserts into the correct location</text:p>
            </text:list-item>
          </text:list>
        </text:list-item>
      </text:list>
      <text:p text:style-name="P37"/>
      <text:p text:style-name="P37"/>
      <text:p text:style-name="P86"><text:span text:style-name="T95">Expectations, </text:span>Hypotheses, P2P and it<text:span text:style-name="T99">s</text:span> benefits/downsides</text:p>
      <text:p text:style-name="P21">Given our <text:span text:style-name="T99">rough </text:span>understanding of <text:span text:style-name="T91">my </text:span>CRDT and <text:span text:style-name="T91">ShareJS</text:span>, we can make hypotheses about the quantitative results that might <text:span text:style-name="T90">be obtained. In terms of basic memory requirements, each ShareJS client only requires storing the final string. On the other hand, each character in the CRDT is tagged with both an identifier and a 'next' identifier which together make up the links and pointers in the linked list. For </text:span><text:span text:style-name="T17">n</text:span><text:span text:style-name="T46"> characters in the CRDT, each identifier is at longest </text:span><text:span text:style-name="T17">log10(n)</text:span><text:span text:style-name="T46"> characters long, so the overall memory usage grows with </text:span><text:span text:style-name="T17">O(n(1+2*log10(n))) = O(n*log(n))</text:span><text:span text:style-name="T46">, which is somewhat higher than ShareJS's </text:span><text:span text:style-name="T17">O(n)</text:span><text:span text:style-name="T46">. The extra cost of storing the identifiers is thus unlikely to a major issue, but still noteworthy.</text:span></text:p>
      <text:p text:style-name="P21"/>
      <text:p text:style-name="P23"><text:span text:style-name="T47">Given that the CRDT system runs over a P2P network, while ShareJS requires a server, as long as the P2P network is more connected than the star network topology that is client-server, the average latency for all the clients to receive data should be lower. In terms of number of characters sent over the network per action, it is difficult to make a prediction due to optimizations that may or may not be implemented. However, given a basic assumption of each character inserted into a CRDT also requiring <text:s/>two identifiers to be sent, we get an </text:span><text:span text:style-name="T18">O(n*log</text:span><text:span text:style-name="T19">10</text:span><text:span text:style-name="T18">(n))</text:span><text:span text:style-name="T47"> complexity again. On the other hand, ShareJS sends one character or word at a time, plus an index and a document version that the operation was performed on. If we have </text:span><text:span text:style-name="T18">k</text:span><text:span text:style-name="T47"> characters in the document, we also have at most </text:span><text:span text:style-name="T18">k</text:span><text:span text:style-name="T47"> document versions. </text:span><text:span text:style-name="T18">K</text:span><text:span text:style-name="T47">'s length as a string is </text:span><text:span text:style-name="T18">log</text:span><text:span text:style-name="T19">10</text:span><text:span text:style-name="T18">(k)</text:span><text:span text:style-name="T47"> characters. Thus we get an approximate </text:span><text:span text:style-name="T18">O(n*log</text:span><text:span text:style-name="T19">10</text:span><text:span text:style-name="T18">(k))</text:span><text:span text:style-name="T47"> for ShareJS. In practice, this is likely to be better than the CRDT complexity.</text:span></text:p>
      <text:p text:style-name="P23"/>
      <text:p text:style-name="P24"><text:span text:style-name="T58">Knowing that </text:span><text:span text:style-name="T24">my implementation might lower network latency but slightly network traffic slightly, it is worth examining what other reasons there might be for using a system that is capable of running over a P2P network. Generally, a key element </text:span><text:span text:style-name="T49">is</text:span><text:span text:style-name="T24"> privacy. A P2P network can run over a secure, anonymous network such as Tor [</text:span><text:a xlink:type="simple" xlink:href="https://www.torproject.org/docs/faq"><text:span text:style-name="T24">https://www.torproject.org/docs/faq</text:span></text:a><text:span text:style-name="T48">] </text:span><text:span text:style-name="T49">and since no middleware needs to intercept and read packets, encryption may be used.</text:span><text:span text:style-name="T48"> </text:span><text:span text:style-name="T49">OT systems require a server, which may need to transform operations against each other – which of course requires transmitting all operations in plain text and immediately kills any chance of anonymity and privacy. </text:span><text:span text:style-name="T50">One benefit of using a central server is that there is a natural “cloud” repository in which to store the contents of documents; a P2P network either requires some peers to be connected in order to download the latest version, or a server to have a repository of documents. There are similar issues when facing state replay for new clients that join the network. The network cost of joining is examined in this project (see section ____ [SECTION REF to ?]). </text:span><text:span text:style-name="T51">Luckily, in terms of privacy, a central repository for CRDT based documents would not need to be able to read the contents, just distribute them on demand. </text:span><text:span text:style-name="T55">Lastly, established P2P networks usually have further implications such as lacking single points of failure, lower probability of downtime and lower operational cost to the provider, but these </text:span><text:span text:style-name="T57">properties and their implications</text:span><text:span text:style-name="T55"> are not in </text:span><text:span text:style-name="T56">the </text:span><text:span text:style-name="T55">scope of this project.</text:span></text:p>
      <text:p text:style-name="P24"/>
      <text:p text:style-name="P24"><text:span text:style-name="T51"/></text:p>
      <text:p text:style-name="P24"><text:span text:style-name="T51">~~~UNADDRESSED </text:span><text:span text:style-name="T53">topic/issue, middling importance~~~</text:span></text:p>
      <text:p text:style-name="P24"><text:span text:style-name="T51">how would having a central CRDT storage server work? </text:span></text:p>
      <text:p text:style-name="P24"><text:soft-page-break/><text:span text:style-name="T51">Require user to 'save' P2P updated CRDT to server before the last one leaves? Attempt to do it automatically – corner cases like computer crashes/power outage before can save to server. Or just incorporate the server as a 'client' but then it needs to be able to decrypt the </text:span><text:span text:style-name="T52">operations that are being sent around. Perhaps periodically save the document to server? What about if we have offline editing – each P2P client needs to store state anyway, merge on rejoin, which is difficult as I don't have the ability to merge two CRDTs (needs correct linking in linked list, but this is very doable, just not implemented). In that case, why not just have no server and just edit your own copies of the document, merge later? This isn't very user friendly though – can only join an existing copy of a document if another peer is online... </text:span><text:span text:style-name="T54">I think </text:span><text:span text:style-name="T64">this constraint mandates an always on server</text:span><text:span text:style-name="T54"> somewhere</text:span></text:p>
      <text:p text:style-name="P25"><text:span text:style-name="T52">~</text:span><text:span text:style-name="T24">~~</text:span></text:p>
      <text:p text:style-name="P33"/>
      <text:list xml:id="list182512921536987" text:continue-numbering="true" text:style-name="L2">
        <text:list-item>
          <text:p text:style-name="P72">High level introduction about this project</text:p>
          <text:list>
            <text:list-item>
              <text:p text:style-name="P71"><text:span text:style-name="T77">[Background in introduction?] Hypotheses:</text:span>High level advantages of <text:span text:style-name="T9">CRDT vs OT – expect memory consumption to be higher for CRDT but growth roughly similar (relatively high constant though... - just kidding, different complexities), lower latencies, similar network usage</text:span></text:p>
            </text:list-item>
          </text:list>
        </text:list-item>
        <text:list-item>
          <text:p text:style-name="P72">High level introduction about P2P and its advantages</text:p>
          <text:list>
            <text:list-item>
              <text:p text:style-name="P73"><text:span text:style-name="T77">i</text:span>nherent advantages of using P2P vs Client-Server: <text:span text:style-name="T10">privacy</text:span><text:span text:style-name="T24">, file storage and retrieval, congestion (less relevant, small packets and not particularly a focus since my broadcast simulation will die), roboustness/downtime, cost/environment</text:span></text:p>
            </text:list-item>
          </text:list>
        </text:list-item>
        <text:list-item>
          <text:p text:style-name="P75"><text:span text:style-name="T93">[</text:span>Maybe put this last – hypotheses are important <text:span text:style-name="T97">to</text:span> keep in mind going forward. Plus also depend on some more explanation of my crdt and sharejs<text:span text:style-name="T93">]</text:span></text:p>
        </text:list-item>
      </text:list>
      <text:p text:style-name="P78"/>
      <text:p text:style-name="P78"/>
      <text:p text:style-name="P83">Requirements Analysis</text:p>
      <text:p text:style-name="P39">? <text:span text:style-name="T96">Probably writing this stuff somewhere else but not sure what exactly to put under here</text:span></text:p>
      <text:p text:style-name="P39"/>
      <text:p text:style-name="P85">Development method</text:p>
      <text:p text:style-name="P87">The project began with two large components <text:span text:style-name="T92">that</text:span> presented separate challenges: the implementation of a working and correct CRDT, and a network simulation [requirements?]. I created three separate projects, one for developing the CRDT, one for developing a network simulation, and one for combining these two. This approach would only pay off if I took care to write modular, well contained code that would be easily combined. <text:span text:style-name="T89">To achieve clean, extensible abstractions I spent some time in writing out interfaces (for which Typescript was very useful) and specifications for various modules of each project on paper. Rather than locking in too much detail to start with however, I only specified the bare minimum of what I needed to develop the most difficult parts of the projects first. I then iteratively refined the implementations and specifications towards my goal. When it came around to merging the projects, I had little difficulty. The abstractions I followed are outlined in the Implementation section.</text:span></text:p>
      <text:p text:style-name="Standard"/>
      <text:p text:style-name="Standard"/>
      <text:p text:style-name="Standard"/>
      <text:p text:style-name="P85">Libraries, Languages, <text:s/>and Tooling</text:p>
      <text:p text:style-name="P47">ShareJS is the main external <text:span text:style-name="T113">source </text:span>I required. It is released under the MIT license [<text:span text:style-name="T10">citation needed].</text:span> <text:span text:style-name="T111">The versioning and project direction is somewhat confusing, however I used ShareJS v0.6.3 rather than the more current ShareJS 0.7, also known as ShareDB. This package was installed via the NPM package manager. The other large library I used was D3.js [</text:span><text:span text:style-name="T23">reference needed</text:span><text:span text:style-name="T113">], a commonly used visualization tool that helped me build a network simulation visualization for debugging purposes (it also looks quite cool!) [is this appropriate?]. I originally did a survey of other libraries that might be </text:span><text:soft-page-break/><text:span text:style-name="T113">simpler and lighter on resources, however in terms of documentation, ease of use, and familiarity I did not find anything more suitable.</text:span></text:p>
      <text:p text:style-name="P47"/>
      <text:p text:style-name="P42">The three main implementation languages, by lines of code, are Typescript, Python, and Coffeescript/ Javascript (mainly in ShareJS). <text:span text:style-name="T103">Reasons for choosing Typescript as the primary language are familiarity, how easily it integrates with web technologies and JSON objects, typing – which helps with project scale and early errors detection –, and the fact that ShareJS was written in Coffeescript and transpiled to Javascript, which Typescript also transcompiles to. In order to maximize code reuse and comparability of results, it makes to run both systems on the same platform.</text:span></text:p>
      <text:p text:style-name="P42"/>
      <text:p text:style-name="P43">The aforementioned platform has to be a web browser. The most developer friendly choices are Firefox and Chrome. However, both have issues for this project. Firstly, logging memory in Firefox is difficult, and the relatively hidden API that enables it is complex and badly documented [<text:span text:style-name="T10">citation needed]</text:span>. On the other hand, Chrome offers a simple interface to measure memory when certain flags are enabled [<text:span text:style-name="T10">citation needed</text:span>]. Conversely, Chrome does not allow more than 6 active TCP sessions to a single domain from one session, which I need to be able to do when running an experiment with more than 6 clients in a single browser tab. Firefox has a simple <text:span text:style-name="T10">about:config</text:span> setting where this limit can be increased [<text:span text:style-name="T10">citation needed</text:span>]. Luckily, ShareJS contains a built in workaround for the TCP limit most browsers have. <text:span text:style-name="T105">Thus with memory measurement support and a solution to the TCP limit, my platform of choice is Chrome version ___[</text:span><text:span text:style-name="T20">chrome version needed</text:span><text:span text:style-name="T104">].</text:span></text:p>
      <text:p text:style-name="P43"/>
      <text:p text:style-name="P45">Before starting this project, I was already familiar with a certain development flow and environment used in conjunction with Typescript. The rapid changes in and wide range of choice available for web development work flows pushed me to use what I was somewhat familiar with. This stack includes <text:span text:style-name="T107">package manager NPM [</text:span><text:span text:style-name="T22">citation needed</text:span><text:span text:style-name="T107">], </text:span>Typescript <text:span text:style-name="T103">[</text:span><text:span text:style-name="T21">citation needed</text:span><text:span text:style-name="T103">]</text:span>, <text:span text:style-name="T107">transpiler, </text:span>Babel <text:span text:style-name="T103">[</text:span><text:span text:style-name="T21">citation needed</text:span><text:span text:style-name="T103">]</text:span>, and <text:span text:style-name="T107">script bundler </text:span>Webpack <text:span text:style-name="T103">[</text:span><text:span text:style-name="T21">citation needed</text:span><text:span text:style-name="T103">]</text:span>, while coding in Visual Studio Code <text:span text:style-name="T103">[</text:span><text:span text:style-name="T21">citation needed</text:span><text:span text:style-name="T103">]</text:span>, an <text:span text:style-name="T106">open source</text:span> IDE largely developed alongside Typescript by Microsoft. <text:span text:style-name="T106">How to couple these together correctly is an issue in itself, and setting up a working configuration was one of the biggest preparation steps before implementation began. Unfortunately, I did not think of bringing my prior employer's stack configuration documentation with me which would have made this phase much easier [is this too personal/irrelevant or does it add a touch of lightness which is ok].</text:span></text:p>
      <text:p text:style-name="P44"/>
      <text:p text:style-name="P46">Backups and data safety were mentioned in the project proposal. Github provided the primary backup, with commits at important checkpoints and at least once per work day. The local repository also lives in my Dropbox folder for continuous cloud backups. In the event of file system failure, my data also lives on a separate data hard drive from the <text:span text:style-name="T108">primary development operating system Ubuntu 14.04 LTS</text:span>. <text:span text:style-name="T109">The MCS computers are the alternative development machines in case of complete failure or loss of laptop.</text:span></text:p>
      <text:p text:style-name="P44"/>
      <text:p text:style-name="P48">The full list of NPM package dependencies required directly and indirectly can been found in Appendix __ [<text:span text:style-name="T10">appendix ref</text:span><text:span text:style-name="T112">]</text:span></text:p>
      <text:p text:style-name="P44"/>
      <text:p text:style-name="P43"/>
      <text:p text:style-name="P43"/>
      <text:list xml:id="list182514311793344" text:continue-numbering="true" text:style-name="L2">
        <text:list-item>
          <text:p text:style-name="P41">Tooling</text:p>
          <text:list>
            <text:list-item>
              <text:p text:style-name="P34">Sort out development environment</text:p>
            </text:list-item>
            <text:list-item>
              <text:p text:style-name="P34">Discuss Typescript, npm, babel, etc.</text:p>
            </text:list-item>
            <text:list-item>
              <text:p text:style-name="P34">Git</text:p>
            </text:list-item>
          </text:list>
        </text:list-item>
        <text:list-item>
          <text:p text:style-name="P34">ShareJS refresher</text:p>
        </text:list-item>
        <text:list-item>
          <text:p text:style-name="P32"><text:soft-page-break/><text:span text:style-name="T110">Network Visualization</text:span></text:p>
          <text:list>
            <text:list-item>
              <text:p text:style-name="P32">Examined various different libraries but settled on D3, even though relatively heavy</text:p>
            </text:list-item>
          </text:list>
        </text:list-item>
      </text:list>
      <text:p text:style-name="P36"/>
      <text:p text:style-name="P36"/>
      <text:p text:style-name="P85">[<text:span text:style-name="T102">Mostly </text:span>Important] Design Decisions</text:p>
      <text:list xml:id="list182512777522234" text:continue-numbering="true" text:style-name="L2">
        <text:list-item>
          <text:p text:style-name="P30">Planning network protocol <text:span text:style-name="T101">(!)</text:span></text:p>
          <text:list>
            <text:list-item>
              <text:p text:style-name="P30">Network visualization</text:p>
              <text:list>
                <text:list-item>
                  <text:p text:style-name="P30">Ended up being non-vital, but helped with debugging</text:p>
                </text:list-item>
                <text:list-item>
                  <text:p text:style-name="P30"/>
                </text:list-item>
              </text:list>
            </text:list-item>
            <text:list-item>
              <text:p text:style-name="P30">Decision to implement a general network topology to be able to examine different scenarios</text:p>
            </text:list-item>
            <text:list-item>
              <text:p text:style-name="P8"><text:span text:style-name="T24">Decision to use broadcast as network protocol as a </text:span><text:span text:style-name="T25">simplification</text:span></text:p>
            </text:list-item>
            <text:list-item>
              <text:p text:style-name="P8"><text:span text:style-name="T25">!!! </text:span><text:span text:style-name="T62">No los</text:span><text:span text:style-name="T63">s, delivery guaranteed!</text:span></text:p>
            </text:list-item>
          </text:list>
        </text:list-item>
        <text:list-item>
          <text:p text:style-name="P22"><text:span text:style-name="T24">important decision: measuring everything in terms of number of characters (standard across machines, implementations, architectures) rather than bits...</text:span></text:p>
        </text:list-item>
        <text:list-item>
          <text:p text:style-name="P28"><text:span text:style-name="T24">Another important decision: application layer logging </text:span></text:p>
          <text:list>
            <text:list-item>
              <text:p text:style-name="P28"><text:span text:style-name="T24">to be able to compare simulation/simplified packet format to TCP/IP packets used in ShareJS</text:span></text:p>
            </text:list-item>
          </text:list>
        </text:list-item>
      </text:list>
      <text:p text:style-name="P10"><text:span text:style-name="T24"/></text:p>
      <text:p text:style-name="P9"/>
      <text:p text:style-name="P38"/>
      <text:p text:style-name="P1"/>
      <text:p text:style-name="P1">Implementation [~4,500 words]</text:p>
      <text:list xml:id="list2517877612767576743" text:style-name="L8">
        <text:list-item>
          <text:p text:style-name="P26">Outline abstractions/implementation plan <text:span text:style-name="T94">(referenced in Preparation)</text:span></text:p>
        </text:list-item>
      </text:list>
      <text:p text:style-name="P27"/>
      <text:p text:style-name="P27"/>
      <text:p text:style-name="P29"><text:span text:style-name="T59">[Implementation?]</text:span><text:span text:style-name="T60">A </text:span><text:span text:style-name="T24">CRDT for representing text needs to provide an ordering for the characters contained in the data structure. My CRDT encodes a linked list in a hash map, where each key is a unique identifier for a <text:s/>(character, </text:span><text:span text:style-name="T61">next key) pair. The vital property is that the keys are unique and totally orderable. </text:span></text:p>
      <text:p text:style-name="P29"><text:span text:style-name="T61"/></text:p>
      <text:p text:style-name="P1">Evaluation [~2,000 words]</text:p>
      <text:p text:style-name="P3"/>
      <text:p text:style-name="P1">Conclusion [~500 words]</text:p>
      <text:p text:style-name="P3"/>
      <text:p text:style-name="P3"/>
      <text:p text:style-name="P3"/>
      <text:p text:style-name="P2">Misc notes</text:p>
      <text:list xml:id="list8323570939965291090" text:style-name="L3">
        <text:list-item>
          <text:p text:style-name="P11">causal/total ordering reference to our 1B course:</text:p>
          <text:list>
            <text:list-item>
              <text:p text:style-name="P49"><text:a xlink:type="simple" xlink:href="http://www.cl.cam.ac.uk/teaching/1617/ConcDisSys/2017-DistributedSystems-1B-L4-handout.pdf"><text:span text:style-name="T1">http://www.cl.cam.ac.uk/teaching/1617/ConcDisSys/2017-DistributedSystems-1B-L4-handout.pdf</text:span></text:a></text:p>
            </text:list-item>
            <text:list-item>
              <text:p text:style-name="P11">lamport clock enforces causal ordering; client ID breaks ties =&gt; imposes total order (but not necessarily a happens-before order given an omniscient view)</text:p>
            </text:list-item>
          </text:list>
        </text:list-item>
        <text:list-item>
          <text:p text:style-name="P50"><text:a xlink:type="simple" xlink:href="https://github.com/aphyr/meangirls#lww-element-set"><text:span text:style-name="T1">https://github.com/aphyr/meangirls#lww-element-set</text:span></text:a></text:p>
          <text:list>
            <text:list-item>
              <text:p text:style-name="P12">Implementation/reference for various basic CRDT's</text:p>
            </text:list-item>
          </text:list>
        </text:list-item>
        <text:list-item>
          <text:p text:style-name="P20">Interesting article on monotonicity, crdt, distributed systems, etc</text:p>
          <text:list>
            <text:list-item>
              <text:p text:style-name="P20"><text:a xlink:type="simple" xlink:href="http://book.mixu.net/distsys/eventual.html">http://book.mixu.net/distsys/eventual.html</text:a></text:p>
            </text:list-item>
            <text:list-item>
              <text:p text:style-name="P20">probably useful as a reference for <text:span text:style-name="T86">something</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2-24T18:25:12.618946407</dc:date>
    <meta:editing-duration>P2DT11H23M39S</meta:editing-duration>
    <meta:editing-cycles>109</meta:editing-cycles>
    <meta:document-statistic meta:table-count="0" meta:image-count="0" meta:object-count="0" meta:page-count="8" meta:paragraph-count="118" meta:word-count="3641" meta:character-count="22995" meta:non-whitespace-character-count="19497"/>
  </office:meta>
</office:document-meta>
</file>